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add4" officeooo:paragraph-rsid="002aca74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ca74" officeooo:paragraph-rsid="002aca74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ca74" officeooo:paragraph-rsid="002aca74" style:font-name-asian="Liberation Mono" style:font-size-asian="19.25pt" style:font-name-complex="Liberation Mono" style:font-size-complex="22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ca74" officeooo:paragraph-rsid="002aca74" style:font-name-asian="Liberation Mono" style:font-size-asian="15.75pt" style:font-name-complex="Liberation Mono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ca74" officeooo:paragraph-rsid="002aca74" style:font-name-asian="Liberation Mono" style:font-size-asian="18pt" style:font-name-complex="Liberation Mono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aca74" officeooo:paragraph-rsid="002aca74" style:font-name-asian="Liberation Mono" style:font-size-asian="16pt" style:font-name-complex="Liberation Mono" style:font-size-complex="16pt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Standard">
      <style:text-properties officeooo:paragraph-rsid="0020fd7e"/>
    </style:style>
    <style:style style:name="P12" style:family="paragraph" style:parent-style-name="Standard">
      <style:text-properties officeooo:paragraph-rsid="002c427c"/>
    </style:style>
    <style:style style:name="T1" style:family="text">
      <style:text-properties fo:font-size="36pt" officeooo:rsid="00228101" style:font-size-asian="36pt" style:font-size-complex="36pt"/>
    </style:style>
    <style:style style:name="T2" style:family="text">
      <style:text-properties fo:font-size="36pt" officeooo:rsid="002aca74" style:font-size-asian="36pt" style:font-size-complex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officeooo:rsid="0017fe9d" style:font-size-asian="22pt" style:font-size-complex="22pt"/>
    </style:style>
    <style:style style:name="T5" style:family="text">
      <style:text-properties fo:font-size="22pt" officeooo:rsid="002aca74" style:font-size-asian="22pt" style:font-size-complex="22pt"/>
    </style:style>
    <style:style style:name="T6" style:family="text">
      <style:text-properties fo:font-size="22pt" officeooo:rsid="002c427c" style:font-size-asian="22pt" style:font-size-complex="22pt"/>
    </style:style>
    <style:style style:name="T7" style:family="text">
      <style:text-properties fo:font-size="22pt" officeooo:rsid="002ca66e" style:font-size-asian="22pt" style:font-size-complex="2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officeooo:rsid="002aca74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2ca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Yearwood</text:span><text:span text:style-name="T1"> – </text:span><text:span text:style-name="T2">You Say You Will</text:span></text:p>
      <text:p text:style-name="P11"><text:span text:style-name="T4">Original key: </text:span><text:span text:style-name="T5">B</text:span><text:span text:style-name="T4"> <text:s text:c="3"/>Us: Same</text:span></text:p>
      <text:p text:style-name="P12"><text:span text:style-name="T4">Y</text:span><text:span text:style-name="T6">AM: WURLI <text:s text:c="2"/>KORG:PICK <text:s text:c="2"/></text:span><text:span text:style-name="T7">bm</text:span><text:span text:style-name="T6"> blues: </text:span><text:span text:style-name="T7">241231</text:span></text:p>
      <text:p text:style-name="P1"/>
      <text:p text:style-name="P3"><text:span text:style-name="T9">[</text:span>Intro<text:span text:style-name="T9">]</text:span> </text:p>
      <text:p text:style-name="P4">guitar 8 bars B, <text:span text:style-name="T11">drop B bass on bar 5</text:span></text:p>
      <text:p text:style-name="P2"/>
      <text:p text:style-name="P2">[Verse]</text:p>
      <text:p text:style-name="P4">B<text:span text:style-name="T8"> (4 bars) </text:span>| E(2) | B(2)</text:p>
      <text:p text:style-name="P4">A | E/G# | G | F#</text:p>
      <text:p text:style-name="P6">^^^^ <text:span text:style-name="T10">whole notes</text:span> <text:s text:c="2"/>^^^ <text:span text:style-name="T10">break</text:span></text:p>
      <text:p text:style-name="P5"/>
      <text:p text:style-name="P2">[Chorus] </text:p>
      <text:p text:style-name="P4">B(4) | E | A F# | B(2)</text:p>
      <text:p text:style-name="P7"><text:s text:c="13"/>^^^^^^^^^^^^^<text:span text:style-name="T10"> stretch out last x</text:span></text:p>
      <text:p text:style-name="P9"/>
      <text:p text:style-name="P4">Verse 2, Chorus</text:p>
      <text:p text:style-name="P4">Guitar solo (verse chords)</text:p>
      <text:p text:style-name="P4">Chorus</text:p>
      <text:p text:style-name="P7"><text:span text:style-name="T3">Chorus</text:span><text:span text:style-name="T10"> &lt;--- piano fills</text:span></text:p>
      <text:p text:style-name="P8"/>
      <text:p text:style-name="P4">[Outro]</text:p>
      <text:p text:style-name="P4">4 bars guitar only</text:p>
      <text:p text:style-name="P4">Chorus chords until 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12-22T15:25:15.168912005</dc:date>
    <meta:editing-duration>PT3H4M2S</meta:editing-duration>
    <meta:editing-cycles>2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9" meta:word-count="82" meta:character-count="410" meta:non-whitespace-character-count="322"/>
  </office:meta>
</office:document-meta>
</file>